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3458in" style:rel-column-width="31663*"/>
    </style:style>
    <style:style style:name="Table2.B" style:family="table-column">
      <style:table-column-properties style:column-width="1.1271in" style:rel-column-width="10666*"/>
    </style:style>
    <style:style style:name="Table2.C" style:family="table-column">
      <style:table-column-properties style:column-width="1.0049in" style:rel-column-width="9509*"/>
    </style:style>
    <style:style style:name="Table2.D" style:family="table-column">
      <style:table-column-properties style:column-width="1.4472in" style:rel-column-width="1369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5pt solid #000000"/>
    </style:style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able_20_Contents">
      <style:text-properties fo:font-weight="bold" officeooo:rsid="002e8c9e" officeooo:paragraph-rsid="002e8c9e" style:font-weight-asian="bold" style:font-weight-complex="bold"/>
    </style:style>
    <style:style style:name="P8" style:family="paragraph" style:parent-style-name="Frame_20_contents">
      <style:text-properties fo:font-weight="bold" style:font-weight-asian="bold" style:font-weight-complex="bold"/>
    </style:style>
    <style:style style:name="P9" style:family="paragraph" style:parent-style-name="Table_20_Contents">
      <style:text-properties officeooo:rsid="002e8c9e" officeooo:paragraph-rsid="002e8c9e"/>
    </style:style>
    <style:style style:name="P10" style:family="paragraph" style:parent-style-name="Text_20_body">
      <style:text-properties officeooo:rsid="002e8c9e" officeooo:paragraph-rsid="002e8c9e"/>
    </style:style>
    <style:style style:name="P11" style:family="paragraph" style:parent-style-name="Text_20_body">
      <style:text-properties officeooo:rsid="00333d6a" officeooo:paragraph-rsid="00333d6a"/>
    </style:style>
    <style:style style:name="P12" style:family="paragraph" style:parent-style-name="Table_20_Contents">
      <style:text-properties fo:color="#ff8000" loext:opacity="100%" fo:font-weight="bold" officeooo:rsid="00333d6a" officeooo:paragraph-rsid="00333d6a" style:font-weight-asian="bold" style:font-weight-complex="bold"/>
    </style:style>
    <style:style style:name="P13" style:family="paragraph" style:parent-style-name="Table_20_Contents">
      <style:text-properties fo:color="#00a933" loext:opacity="100%" fo:font-weight="bold" officeooo:rsid="00333d6a" officeooo:paragraph-rsid="00333d6a" style:font-weight-asian="bold" style:font-weight-complex="bold"/>
    </style:style>
    <style:style style:name="P14" style:family="paragraph" style:parent-style-name="Table_20_Contents">
      <style:text-properties officeooo:paragraph-rsid="00333d6a"/>
    </style:style>
    <style:style style:name="P15" style:family="paragraph" style:parent-style-name="Text_20_body">
      <style:text-properties officeooo:paragraph-rsid="00333d6a"/>
    </style:style>
    <style:style style:name="P16" style:family="paragraph" style:parent-style-name="Table_20_Contents">
      <style:text-properties fo:color="#808080" loext:opacity="100%" officeooo:rsid="00333d6a" officeooo:paragraph-rsid="00333d6a"/>
    </style:style>
    <style:style style:name="P17" style:family="paragraph" style:parent-style-name="Table_20_Contents">
      <style:text-properties fo:color="#808080" loext:opacity="100%" officeooo:paragraph-rsid="00333d6a"/>
    </style:style>
    <style:style style:name="P18" style:family="paragraph" style:parent-style-name="Frame_20_contents">
      <style:paragraph-properties fo:margin-top="0in" fo:margin-bottom="0in" style:contextual-spacing="false"/>
      <style:text-properties fo:color="#808080" loext:opacity="100%"/>
    </style:style>
    <style:style style:name="P19" style:family="paragraph" style:parent-style-name="Frame_20_contents">
      <style:paragraph-properties fo:margin-top="0in" fo:margin-bottom="0in" style:contextual-spacing="false"/>
      <style:text-properties fo:color="#808080" loext:opacity="100%" officeooo:paragraph-rsid="003dad0c"/>
    </style:style>
    <style:style style:name="P20" style:family="paragraph" style:parent-style-name="Table_20_Contents">
      <style:text-properties fo:color="#808080" loext:opacity="100%" officeooo:paragraph-rsid="003dad0c"/>
    </style:style>
    <style:style style:name="P21" style:family="paragraph" style:parent-style-name="Text_20_body">
      <style:text-properties officeooo:rsid="003954eb" officeooo:paragraph-rsid="003954eb"/>
    </style:style>
    <style:style style:name="P22" style:family="paragraph" style:parent-style-name="Text_20_body">
      <style:text-properties officeooo:paragraph-rsid="003954eb"/>
    </style:style>
    <style:style style:name="P23" style:family="paragraph" style:parent-style-name="Text_20_body">
      <style:text-properties officeooo:rsid="0030a069" officeooo:paragraph-rsid="00333d6a"/>
    </style:style>
    <style:style style:name="P24" style:family="paragraph" style:parent-style-name="Text_20_body">
      <style:paragraph-properties fo:break-before="page"/>
      <style:text-properties officeooo:rsid="0030a069" officeooo:paragraph-rsid="003954eb"/>
    </style:style>
    <style:style style:name="P25" style:family="paragraph" style:parent-style-name="Text_20_body">
      <style:text-properties officeooo:rsid="0030a069" officeooo:paragraph-rsid="003954eb"/>
    </style:style>
    <style:style style:name="P26" style:family="paragraph" style:parent-style-name="Frame_20_contents">
      <style:paragraph-properties fo:margin-top="0in" fo:margin-bottom="0in" style:contextual-spacing="false"/>
    </style:style>
    <style:style style:name="P27" style:family="paragraph" style:parent-style-name="Text_20_body">
      <style:text-properties officeooo:rsid="003dad0c" officeooo:paragraph-rsid="003dad0c"/>
    </style:style>
    <style:style style:name="P28" style:family="paragraph" style:parent-style-name="Standard">
      <style:text-properties officeooo:paragraph-rsid="003dad0c"/>
    </style:style>
    <style:style style:name="P29" style:family="paragraph" style:parent-style-name="Table">
      <style:text-properties officeooo:paragraph-rsid="003dad0c"/>
    </style:style>
    <style:style style:name="P30" style:family="paragraph" style:parent-style-name="Table_20_Contents">
      <style:text-properties officeooo:paragraph-rsid="003dad0c"/>
    </style:style>
    <style:style style:name="P31" style:family="paragraph" style:parent-style-name="Text_20_body">
      <style:text-properties officeooo:paragraph-rsid="003dad0c"/>
    </style:style>
    <style:style style:name="P32" style:family="paragraph" style:parent-style-name="Text_20_body">
      <style:paragraph-properties style:writing-mode="lr-tb"/>
      <style:text-properties officeooo:paragraph-rsid="003dad0c"/>
    </style:style>
    <style:style style:name="P33" style:family="paragraph" style:parent-style-name="Text_20_body">
      <style:paragraph-properties fo:break-before="page"/>
      <style:text-properties officeooo:paragraph-rsid="003dad0c"/>
    </style:style>
    <style:style style:name="P34" style:family="paragraph" style:parent-style-name="Table_20_Contents">
      <style:text-properties fo:color="#000000" loext:opacity="100%" fo:font-weight="bold" officeooo:rsid="003954eb" officeooo:paragraph-rsid="003dad0c" style:font-weight-asian="bold" style:font-weight-complex="bold"/>
    </style:style>
    <style:style style:name="P35" style:family="paragraph" style:parent-style-name="Table_20_Contents">
      <style:text-properties fo:color="#000000" loext:opacity="100%" fo:font-weight="bold" officeooo:rsid="003954eb" officeooo:paragraph-rsid="003954eb" style:font-weight-asian="bold" style:font-weight-complex="bold"/>
    </style:style>
    <style:style style:name="P36" style:family="paragraph" style:parent-style-name="Text_20_body">
      <style:text-properties officeooo:paragraph-rsid="003a0a5c"/>
    </style:style>
    <style:style style:name="P37" style:family="paragraph" style:parent-style-name="Text_20_body">
      <style:text-properties officeooo:paragraph-rsid="002e8c9e"/>
    </style:style>
    <style:style style:name="P38" style:family="paragraph" style:parent-style-name="Frame_20_contents">
      <style:paragraph-properties fo:margin-top="0in" fo:margin-bottom="0in" style:contextual-spacing="false"/>
      <style:text-properties fo:color="#808080" loext:opacity="100%"/>
    </style:style>
    <style:style style:name="P39" style:family="paragraph" style:parent-style-name="Heading_20_4">
      <style:paragraph-properties fo:break-before="page"/>
      <style:text-properties officeooo:rsid="00333d6a" officeooo:paragraph-rsid="00333d6a"/>
    </style:style>
    <style:style style:name="P40" style:family="paragraph" style:parent-style-name="Heading_20_5">
      <style:paragraph-properties fo:break-before="page"/>
    </style:style>
    <style:style style:name="P41" style:family="paragraph" style:parent-style-name="Heading_20_5">
      <style:paragraph-properties fo:break-before="page"/>
      <style:text-properties officeooo:rsid="00333d6a" officeooo:paragraph-rsid="00333d6a"/>
    </style:style>
    <style:style style:name="P42" style:family="paragraph" style:parent-style-name="Heading_20_5">
      <style:paragraph-properties fo:break-before="page"/>
      <style:text-properties officeooo:rsid="003dad0c" officeooo:paragraph-rsid="003dad0c"/>
    </style:style>
    <style:style style:name="P43" style:family="paragraph" style:parent-style-name="Heading_20_5">
      <style:text-properties officeooo:rsid="003dad0c" officeooo:paragraph-rsid="003dad0c"/>
    </style:style>
    <style:style style:name="P44" style:family="paragraph" style:parent-style-name="Heading_20_5">
      <style:text-properties officeooo:paragraph-rsid="003f5a36"/>
    </style:style>
    <style:style style:name="P45" style:family="paragraph" style:parent-style-name="Text_20_body" style:list-style-name="L1">
      <style:text-properties officeooo:paragraph-rsid="00333d6a"/>
    </style:style>
    <style:style style:name="P46" style:family="paragraph" style:parent-style-name="Text_20_body" style:list-style-name="L2">
      <style:text-properties officeooo:rsid="003954eb" officeooo:paragraph-rsid="003954eb"/>
    </style:style>
    <style:style style:name="P47" style:family="paragraph" style:parent-style-name="Text_20_body">
      <style:text-properties officeooo:rsid="003954eb" officeooo:paragraph-rsid="003954eb"/>
    </style:style>
    <style:style style:name="P48" style:family="paragraph" style:parent-style-name="Text_20_body" style:list-style-name="L3">
      <style:text-properties officeooo:paragraph-rsid="003954eb"/>
    </style:style>
    <style:style style:name="P49" style:family="paragraph" style:parent-style-name="Text_20_body" style:list-style-name="L4">
      <style:text-properties officeooo:paragraph-rsid="003954eb"/>
    </style:style>
    <style:style style:name="P50" style:family="paragraph" style:parent-style-name="Text_20_body" style:list-style-name="L4">
      <style:text-properties officeooo:paragraph-rsid="003dad0c"/>
    </style:style>
    <style:style style:name="P51" style:family="paragraph" style:parent-style-name="Text_20_body" style:list-style-name="L5">
      <style:paragraph-properties style:writing-mode="lr-tb"/>
      <style:text-properties officeooo:paragraph-rsid="003954eb"/>
    </style:style>
    <style:style style:name="P52" style:family="paragraph" style:parent-style-name="Text_20_body" style:list-style-name="L5">
      <style:paragraph-properties style:writing-mode="lr-tb"/>
      <style:text-properties officeooo:paragraph-rsid="003dad0c"/>
    </style:style>
    <style:style style:name="P53" style:family="paragraph" style:parent-style-name="Text_20_body" style:list-style-name="L6">
      <style:text-properties officeooo:paragraph-rsid="003a0a5c"/>
    </style:style>
    <style:style style:name="P54" style:family="paragraph" style:parent-style-name="Text_20_body" style:list-style-name="L7">
      <style:text-properties officeooo:rsid="00333d6a" officeooo:paragraph-rsid="003954eb"/>
    </style:style>
    <style:style style:name="P55" style:family="paragraph" style:parent-style-name="Text_20_body" style:list-style-name="L8">
      <style:text-properties officeooo:paragraph-rsid="003954eb"/>
    </style:style>
    <style:style style:name="P56" style:family="paragraph" style:parent-style-name="Text_20_body" style:list-style-name="L9">
      <style:text-properties fo:font-style="italic" officeooo:paragraph-rsid="003dad0c" style:font-style-asian="italic" style:font-style-complex="italic"/>
    </style:style>
    <style:style style:name="P57" style:family="paragraph" style:parent-style-name="Text_20_body" style:list-style-name="L10">
      <style:text-properties officeooo:paragraph-rsid="003dad0c"/>
    </style:style>
    <style:style style:name="P58" style:family="paragraph" style:parent-style-name="Text_20_body">
      <style:text-properties officeooo:paragraph-rsid="003dad0c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954eb" style:font-style-asian="italic" style:font-style-complex="italic"/>
    </style:style>
    <style:style style:name="T4" style:family="text">
      <style:text-properties fo:font-style="italic" officeooo:rsid="0030a069" style:font-style-asian="italic" style:font-style-complex="italic"/>
    </style:style>
    <style:style style:name="T5" style:family="text">
      <style:text-properties fo:font-style="italic" officeooo:rsid="003dad0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officeooo:rsid="002e8c9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33d6a" style:font-weight-asian="bold" style:font-weight-complex="bold"/>
    </style:style>
    <style:style style:name="T11" style:family="text">
      <style:text-properties fo:font-weight="bold" officeooo:rsid="003954eb" style:font-weight-asian="bold" style:font-weight-complex="bold"/>
    </style:style>
    <style:style style:name="T12" style:family="text">
      <style:text-properties fo:font-weight="bold" officeooo:rsid="0030a069" style:font-weight-asian="bold" style:font-weight-complex="bold"/>
    </style:style>
    <style:style style:name="T13" style:family="text">
      <style:text-properties fo:font-weight="bold" officeooo:rsid="0039e894" style:font-weight-asian="bold" style:font-weight-complex="bold"/>
    </style:style>
    <style:style style:name="T14" style:family="text">
      <style:text-properties fo:font-weight="bold" officeooo:rsid="003dad0c" style:font-weight-asian="bold" style:font-weight-complex="bold"/>
    </style:style>
    <style:style style:name="T15" style:family="text">
      <style:text-properties officeooo:rsid="00333d6a"/>
    </style:style>
    <style:style style:name="T16" style:family="text">
      <style:text-properties officeooo:rsid="0035c9a6"/>
    </style:style>
    <style:style style:name="T17" style:family="text">
      <style:text-properties officeooo:rsid="0038ca86"/>
    </style:style>
    <style:style style:name="T18" style:family="text">
      <style:text-properties officeooo:rsid="003954eb"/>
    </style:style>
    <style:style style:name="T19" style:family="text">
      <style:text-properties officeooo:rsid="0030a069"/>
    </style:style>
    <style:style style:name="T20" style:family="text">
      <style:text-properties officeooo:rsid="003dad0c"/>
    </style:style>
    <style:style style:name="T21" style:family="text">
      <style:text-properties officeooo:rsid="003f5a3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39" text:outline-level="4"><text:span text:style-name="T20">RPM</text:span> Packages (<text:span text:style-name="T20">Red Hat</text:span><text:span text:style-name="T3"> OS</text:span>)</text:h>
      <text:p text:style-name="P22">AutomataCI supports <text:span text:style-name="T20">RPM </text:span><text:span text:style-name="T16"><text:s/>packages </text:span><text:span text:style-name="T20">using </text:span><text:span text:style-name="T5">rpmbuild</text:span><text:span text:style-name="T20"> toolkit supplied by Red Hat.</text:span> <text:span text:style-name="T16">The supporting documentations AutomataCI based on are as follows:</text:span></text:p>
      <text:list text:style-name="L1">
        <text:list-item>
          <text:p text:style-name="P45"><text:a xlink:type="simple" xlink:href="https://rpm-software-management.github.io/rpm/manual/spec.html" text:style-name="Internet_20_link" text:visited-style-name="Visited_20_Internet_20_Link">https://rpm-software-management.github.io/rpm/manual/spec.html</text:a></text:p>
        </text:list-item>
        <text:list-item>
          <text:p text:style-name="P45"><text:a xlink:type="simple" xlink:href="http://ftp.rpm.org/api/4.4.2.2/specfile.html" text:style-name="Internet_20_link" text:visited-style-name="Visited_20_Internet_20_Link">http://ftp.rpm.org/api/4.4.2.2/specfile.html</text:a></text:p>
        </text:list-item>
        <text:list-item>
          <text:p text:style-name="P45"><text:a xlink:type="simple" xlink:href="https://developers.redhat.com/blog/2019/03/18/rpm-packaging-guide-creating-rpm" text:style-name="Internet_20_link" text:visited-style-name="Visited_20_Internet_20_Link">https://developers.redhat.com/blog/2019/03/18/rpm-packaging-guide-creating-rpm</text:a></text:p>
        </text:list-item>
        <text:list-item>
          <text:p text:style-name="P45"><text:a xlink:type="simple" xlink:href="https://access.redhat.com/documentation/en-us/red_hat_enterprise_linux/7/html-single/rpm_packaging_guide/index#rpm-packages_packaging-software" text:style-name="Internet_20_link" text:visited-style-name="Visited_20_Internet_20_Link">https://access.redhat.com/documentation/en-us/red_hat_enterprise_linux/7/html-single/rpm_packaging_guide/index#rpm-packages_packaging-software</text:a></text:p>
        </text:list-item>
        <text:list-item>
          <text:p text:style-name="P45"><text:a xlink:type="simple" xlink:href="https://stackoverflow.com/questions/15055841/how-to-create-spec-file-rpm" text:style-name="Internet_20_link" text:visited-style-name="Visited_20_Internet_20_Link">https://stackoverflow.com/questions/15055841/how-to-create-spec-file-rpm</text:a></text:p>
        </text:list-item>
        <text:list-item>
          <text:p text:style-name="P45"><text:a xlink:type="simple" xlink:href="https://stackoverflow.com/questions/27862771/how-to-produce-platform-specific-and-platform-independent-rpm-subpackages-from-o" text:style-name="Internet_20_link" text:visited-style-name="Visited_20_Internet_20_Link">https://stackoverflow.com/questions/27862771/how-to-produce-platform-specific-and-platform-independent-rpm-subpackages-from-o</text:a></text:p>
        </text:list-item>
        <text:list-item>
          <text:p text:style-name="P45"><text:a xlink:type="simple" xlink:href="https://unix.stackexchange.com/questions/553169/rpmbuild-isnt-using-the-current-working-directory-instead-using-users-home" text:style-name="Internet_20_link" text:visited-style-name="Visited_20_Internet_20_Link">https://unix.stackexchange.com/questions/553169/rpmbuild-isnt-using-the-current-working-directory-instead-using-users-home</text:a></text:p>
        </text:list-item>
      </text:list>
      <text:p text:style-name="P27"/>
      <text:p text:style-name="P27"><text:bookmark-start text:name="__DdeLink__808_3307490236"/>AutomataCI prioritizes binary package build since the source codes are usually distributed using git control ecosystem. This removes any duplication related to the project and focus on customer delivery instead.<text:bookmark-end text:name="__DdeLink__808_3307490236"/></text:p>
      <text:p text:style-name="P31"/>
      <text:p text:style-name="P31">This binary package is a Red-Hat based Linux OS (e.g. Fedora, CentOS, etc) exclusive package so Windows and MacOS OSes are <text:span text:style-name="T20">naturally</text:span> by default: not supported<text:span text:style-name="T18">.</text:span></text:p>
      <text:p text:style-name="P15"/>
      <text:p text:style-name="P15">Starting from version <text:span text:style-name="T17">2.0</text:span>.0, AutomataCI package <text:span text:style-name="T20">RPM</text:span> type in parallel execution.</text:p>
      <text:p text:style-name="P37"/>
      <text:h text:style-name="P40" text:outline-level="5">Supported Platforms</text:h>
      <text:p text:style-name="P10">The current AutomataCI supported host platforms are shown in Table <text:sequence-ref text:reference-format="category-and-value" text:ref-name="refText0">1.1.1.1.1.1</text:sequence-ref>.</text:p>
      <text:p text:style-name="Table"><text:span text:style-name="T15">Table</text:span> <text:sequence text:ref-name="refText0" text:name="Text" text:formula="ooow:Text+1" style:num-format="1">1.1.1.1.1.1</text:sequence>: <text:span text:style-name="T20">RPM</text:span><text:span text:style-name="T15"> packaging</text:span><text:span text:style-name="T8"> support statu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Platform</text:p>
          </table:table-cell>
          <table:table-cell table:style-name="Table2.A1" office:value-type="string">
            <text:p text:style-name="P7">Supported</text:p>
          </table:table-cell>
          <table:table-cell table:style-name="Table2.A1" office:value-type="string">
            <text:p text:style-name="P7">Tested</text:p>
          </table:table-cell>
          <table:table-cell table:style-name="Table2.D1" office:value-type="string">
            <text:p text:style-name="P7">Automated Test</text:p>
          </table:table-cell>
        </table:table-row>
        <table:table-row>
          <table:table-cell table:style-name="Table2.A2" office:value-type="string">
            <text:p text:style-name="P9">linux-amd64 (Debian)</text:p>
          </table:table-cell>
          <table:table-cell table:style-name="Table2.A2" office:value-type="string">
            <text:p text:style-name="P13">Yes</text:p>
          </table:table-cell>
          <table:table-cell table:style-name="Table2.A2" office:value-type="string">
            <text:p text:style-name="P13">Yes</text:p>
          </table:table-cell>
          <table:table-cell table:style-name="Table2.D2" office:value-type="string">
            <text:p text:style-name="P13">Yes</text:p>
          </table:table-cell>
        </table:table-row>
        <table:table-row>
          <table:table-cell table:style-name="Table2.A2" office:value-type="string">
            <text:p text:style-name="P9">linux-amd64 (Red Hat - Fedora)</text:p>
          </table:table-cell>
          <table:table-cell table:style-name="Table2.A2" office:value-type="string">
            <text:p text:style-name="P12">Yes</text:p>
          </table:table-cell>
          <table:table-cell table:style-name="Table2.A2" office:value-type="string">
            <text:p text:style-name="P12">No</text:p>
          </table:table-cell>
          <table:table-cell table:style-name="Table2.D2" office:value-type="string">
            <text:p text:style-name="P12">Yes</text:p>
          </table:table-cell>
        </table:table-row>
        <table:table-row>
          <table:table-cell table:style-name="Table2.A2" office:value-type="string">
            <text:p text:style-name="P9">darwin-amd64 (Intel-based MacOS)</text:p>
          </table:table-cell>
          <table:table-cell table:style-name="Table2.A2" office:value-type="string">
            <text:p text:style-name="P34">N/A</text:p>
          </table:table-cell>
          <table:table-cell table:style-name="Table2.A2" office:value-type="string">
            <text:p text:style-name="P34">N/A</text:p>
          </table:table-cell>
          <table:table-cell table:style-name="Table2.D2" office:value-type="string">
            <text:p text:style-name="P34">N/A</text:p>
          </table:table-cell>
        </table:table-row>
        <table:table-row>
          <table:table-cell table:style-name="Table2.A2" office:value-type="string">
            <text:p text:style-name="P9">windows-amd64 </text:p>
          </table:table-cell>
          <table:table-cell table:style-name="Table2.A2" office:value-type="string">
            <text:p text:style-name="P34">N/A</text:p>
          </table:table-cell>
          <table:table-cell table:style-name="Table2.A2" office:value-type="string">
            <text:p text:style-name="P34">N/A</text:p>
          </table:table-cell>
          <table:table-cell table:style-name="Table2.D2" office:value-type="string">
            <text:p text:style-name="P35">N/A</text:p>
          </table:table-cell>
        </table:table-row>
      </table:table>
      <text:p text:style-name="P21">NOTE:</text:p>
      <text:list text:style-name="L2">
        <text:list-item>
          <text:p text:style-name="P46">“<text:span text:style-name="T9">N/A</text:span>” – means “Not Available”.</text:p>
        </text:list-item>
      </text:list>
      <text:h text:style-name="P41" text:outline-level="5">Content Assembling Function</text:h>
      <text:p text:style-name="P11">The content assembling function is shown in Table <text:sequence-ref text:reference-format="category-and-value" text:ref-name="refText1">1.1.1.1.2.1</text:sequence-ref>.</text:p>
      <text:p text:style-name="Table"><text:span text:style-name="T15">Table</text:span> <text:sequence text:ref-name="refText1" text:name="Text" text:formula="ooow:Text+1" style:num-format="1">1.1.1.1.2.1</text:sequence>: <text:span text:style-name="T15">the content assembly function symbol for </text:span><text:span text:style-name="T20">RPM</text:span><text:span text:style-name="T15"> packager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6"># POSIX Shell</text:p>
            <text:p text:style-name="P14"><text:span text:style-name="T9">PACKAGE</text:span><text:span text:style-name="T10">_A</text:span><text:span text:style-name="T9">ssemble_</text:span><text:span text:style-name="T14">RPM</text:span><text:span text:style-name="T9">_</text:span><text:span text:style-name="T10">C</text:span><text:span text:style-name="T9">ontent</text:span>() {</text:p>
            <text:p text:style-name="P14"><text:tab/>_target="$1"</text:p>
            <text:p text:style-name="P14"><text:tab/>_directory="$2"</text:p>
            <text:p text:style-name="P14"><text:tab/>_target_name="$3"</text:p>
            <text:p text:style-name="P14"><text:tab/>_target_os="$4"</text:p>
            <text:p text:style-name="P14"><text:tab/>_target_arch="$5"</text:p>
            <text:p text:style-name="P14"/>
            <text:p text:style-name="P17"><text:tab/>…</text:p>
            <text:p text:style-name="P14">}</text:p>
          </table:table-cell>
        </table:table-row>
        <table:table-row>
          <table:table-cell table:style-name="Table1.A2" office:value-type="string">
            <text:p text:style-name="P16"># PowerShell</text:p>
            <text:p text:style-name="P14"><text:span text:style-name="T9">PACKAGE-Assemble-</text:span><text:span text:style-name="T14">RPM</text:span><text:span text:style-name="T9">-Content</text:span> {</text:p>
            <text:p text:style-name="P14"><text:tab/>param(</text:p>
            <text:p text:style-name="P14"><text:tab/><text:tab/>[string]$_target,</text:p>
            <text:p text:style-name="P14"><text:tab/><text:tab/>[string]$_directory,</text:p>
            <text:p text:style-name="P14"><text:tab/><text:tab/>[string]$_target_name,</text:p>
            <text:p text:style-name="P14"><text:tab/><text:tab/>[string]$_target_os,</text:p>
            <text:p text:style-name="P14"><text:tab/><text:tab/>[string]$_target_arch</text:p>
            <text:p text:style-name="P14"><text:tab/><text:span text:style-name="T15">)</text:span></text:p>
            <text:p text:style-name="P14"/>
            <text:p text:style-name="P14"><text:tab/><text:span text:style-name="T20">return 10 # not supported in Windows OS</text:span></text:p>
            <text:p text:style-name="P14">}</text:p>
          </table:table-cell>
        </table:table-row>
      </table:table>
      <text:p text:style-name="P23"/>
      <text:p text:style-name="P23"/>
      <text:p text:style-name="P24">The <text:span text:style-name="T2">$_directory</text:span> variable should point to the workspace directory containing 2 important directories:</text:p>
      <text:list text:style-name="L3">
        <text:list-item>
          <text:p text:style-name="P48"><text:span text:style-name="T14">BUILD</text:span><text:span text:style-name="T12">/</text:span><text:span text:style-name="T18"> – housing the </text:span><text:span text:style-name="T20">data</text:span><text:span text:style-name="T18"> components of the </text:span><text:span text:style-name="T3">.</text:span><text:span text:style-name="T5">rpm</text:span><text:span text:style-name="T18"> package; AND</text:span></text:p>
        </text:list-item>
        <text:list-item>
          <text:p text:style-name="P48"><text:span text:style-name="T14">SPECS</text:span><text:span text:style-name="T12">/</text:span><text:span text:style-name="T19"> </text:span><text:span text:style-name="T18">– housing the </text:span><text:span text:style-name="T20">control</text:span><text:span text:style-name="T18"> components of the </text:span><text:span text:style-name="T3">.</text:span><text:span text:style-name="T5">rpm</text:span><text:span text:style-name="T18"> package</text:span><text:span text:style-name="T19">.</text:span></text:p>
        </text:list-item>
      </text:list>
      <text:p text:style-name="P22"/>
      <text:p text:style-name="P22"><text:span text:style-name="T19">The objective</text:span><text:span text:style-name="T18">s are:</text:span></text:p>
      <text:list text:style-name="L4">
        <text:list-item>
          <text:p text:style-name="P49"><text:span text:style-name="T19">to assemble the “to be installed” file structure in the </text:span><text:span text:style-name="T14">${_directory}/BUILD</text:span><text:span text:style-name="T12">/</text:span><text:span text:style-name="T19"> directory; </text:span><text:span text:style-name="T18">AND</text:span></text:p>
        </text:list-item>
        <text:list-item>
          <text:p text:style-name="P50"><text:span text:style-name="T18">to </text:span><text:span text:style-name="T19">assemble </text:span><text:span text:style-name="T20">all SPEC files fragments</text:span><text:span text:style-name="T19"> in the </text:span><text:span text:style-name="T14">${_directory}/SPECS</text:span><text:span text:style-name="T12">/</text:span><text:span text:style-name="T19"> directory.</text:span></text:p>
        </text:list-item>
      </text:list>
      <text:p text:style-name="P25">For example:</text:p>
      <text:list text:style-name="L5">
        <text:list-item>
          <text:p text:style-name="P51"><text:span text:style-name="T20">T</text:span><text:span text:style-name="T19">he </text:span><text:span text:style-name="T18">provided</text:span><text:span text:style-name="T19"> </text:span><text:span text:style-name="T4">$_target</text:span><text:span text:style-name="T19"> variable that is pointing to the currently detected binary </text:span><text:span text:style-name="T18">executable. It</text:span><text:span text:style-name="T19"> is usually being copied to </text:span><text:span text:style-name="T11">${directory}/</text:span><text:span text:style-name="T14">BUILD</text:span><text:span text:style-name="T12">/</text:span><text:span text:style-name="T19"> directory.</text:span></text:p>
        </text:list-item>
        <text:list-item>
          <text:p text:style-name="P52"><text:span text:style-name="T20">Then spin the “install” segment spec fragment file into </text:span><text:span text:style-name="T14">${directory}/SPECS</text:span><text:span text:style-name="T20"> as shown in Table </text:span><text:span text:style-name="T20"><text:sequence-ref text:reference-format="category-and-value" text:ref-name="refText2">1.1.1.1.3.1</text:sequence-ref></text:span><text:span text:style-name="T20">.</text:span></text:p>
        </text:list-item>
      </text:list>
      <text:p text:style-name="P36"/>
      <text:p text:style-name="P36">The following return numbers to tell AutomataCI to perform the necessary actions:</text:p>
      <text:list text:style-name="L6">
        <text:list-item>
          <text:p text:style-name="P53"><text:span text:style-name="T13">1</text:span><text:span text:style-name="T9">0</text:span> – Tell AutomataCI to skip the packaging process.</text:p>
        </text:list-item>
        <text:list-item>
          <text:p text:style-name="P53"><text:span text:style-name="T9">0</text:span> – All good and proceed.</text:p>
        </text:list-item>
        <text:list-item>
          <text:p text:style-name="P53"><text:span text:style-name="T13">non-0</text:span> – Error is found.</text:p>
        </text:list-item>
      </text:list>
      <text:h text:style-name="P41" text:outline-level="5">Required Files</text:h>
      <text:p text:style-name="P11">This packager <text:span text:style-name="T16">has the following required files:</text:span></text:p>
      <text:list text:style-name="L7">
        <text:list-item>
          <text:p text:style-name="P54">${_directory}/SPEC_INSTALL</text:p>
        </text:list-item>
        <text:list-item>
          <text:p text:style-name="P54">${_directory}/SPEC_FILES</text:p>
        </text:list-item>
      </text:list>
      <text:p text:style-name="P22">These files follow strict format and content as specified in the <text:span text:style-name="T20">RPM specifications listed below:</text:span></text:p>
      <text:list text:style-name="L8">
        <text:list-item>
          <text:p text:style-name="P55"><text:a xlink:type="simple" xlink:href="https://rpm-software-management.github.io/rpm/manual/spec.html" text:style-name="Internet_20_link" text:visited-style-name="Visited_20_Internet_20_Link">https://rpm-software-management.github.io/rpm/manual/spec.html</text:a></text:p>
        </text:list-item>
        <text:list-item>
          <text:p text:style-name="P55"><text:a xlink:type="simple" xlink:href="https://access.redhat.com/documentation/en-us/red_hat_enterprise_linux/7/html-single/rpm_packaging_guide/index#an-example-spec-file-for-bello_working-with-spec-files" text:style-name="Internet_20_link" text:visited-style-name="Visited_20_Internet_20_Link">https://access.redhat.com/documentation/en-us/red_hat_enterprise_linux/7/html-single/rpm_packaging_guide/index#an-example-spec-file-for-bello_working-with-spec-files</text:a></text:p>
        </text:list-item>
      </text:list>
      <text:p text:style-name="P22"/>
      <text:p text:style-name="P31">The content of the <text:span text:style-name="T2">${_directory}/SPEC_INSTALL</text:span> file is the <text:span text:style-name="T6">%install</text:span> commands that will be copied over during AutomataCI’s automatic spec file generation. You’re required to provide the instructions (without the <text:span text:style-name="T6">%install</text:span> stanza) in the content assembly function. <text:span text:style-name="T20">An example command is shown in Table </text:span><text:span text:style-name="T20"><text:sequence-ref text:reference-format="category-and-value" text:ref-name="refText2">1.1.1.1.3.1</text:sequence-ref></text:span><text:span text:style-name="T20">.</text:span></text:p>
      <text:p text:style-name="P29"><text:span text:style-name="T20">Table</text:span> <text:sequence text:ref-name="refText2" text:name="Text" text:formula="ooow:Text+1" style:num-format="1">1.1.1.1.3.1</text:sequence>: <text:span text:style-name="T20">an example of “INSTALL” segment of spec file command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0"># generate AutomataCI's required RPM spec instructions (INSTALL)</text:p>
            <text:p text:style-name="P20">printf -- "\</text:p>
            <text:p text:style-name="P30">install --directory %%{buildroot}/usr/local/bin</text:p>
            <text:p text:style-name="P30">install -m 0755 ${PROJECT_SKU} %%{buildroot}/usr/local/bin</text:p>
            <text:p text:style-name="P30"/>
            <text:p text:style-name="P30">install --directory %%{buildroot}/usr/local/share/doc/${PROJECT_SKU}/</text:p>
            <text:p text:style-name="P30">install -m 0644 copyright %%{buildroot}/usr/local/share/doc/${PROJECT_SKU}/</text:p>
            <text:p text:style-name="P30"/>
            <text:p text:style-name="P30">install --directory %%{buildroot}/usr/local/share/man/man1/</text:p>
            <text:p text:style-name="P30">install -m 0644 ${PROJECT_SKU}.1.gz %%{buildroot}/usr/local/share/man/man1/</text:p>
            <text:p text:style-name="P20">" &gt;&gt; "${__directory}/SPEC_INSTALL"</text:p>
          </table:table-cell>
        </table:table-row>
      </table:table>
      <text:p text:style-name="P32"/>
      <text:p text:style-name="P33">The content of the <text:span text:style-name="T7">${_directory}/SPEC_FILES</text:span> file is the <text:span text:style-name="T6">%files</text:span> commands that will be copied over during AutomataCI’s automatic spec file generation. You’re required to provide the instructions (without the <text:span text:style-name="T6">%files</text:span> stanza) in the content assembly function </text:p>
      <text:p text:style-name="P28"><text:span text:style-name="T20">An example command is shown in Table </text:span><text:span text:style-name="T20"><text:sequence-ref text:reference-format="category-and-value" text:ref-name="refText3">1.1.1.1.3.2</text:sequence-ref></text:span><text:span text:style-name="T20">.</text:span></text:p>
      <text:p text:style-name="P28"/>
      <text:p text:style-name="P29"><text:span text:style-name="T20">Table</text:span> <text:sequence text:ref-name="refText3" text:name="Text" text:formula="ooow:Text+1" style:num-format="1">1.1.1.1.3.2</text:sequence>: <text:span text:style-name="T20">an example of “FILES” segment of spec file command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0"># generate AutomataCI's required RPM spec instructions (INSTALL)</text:p>
            <text:p text:style-name="P20">printf -- "\</text:p>
            <text:p text:style-name="P30">/usr/local/bin/${PROJECT_SKU}</text:p>
            <text:p text:style-name="P30">/usr/local/share/doc/${PROJECT_SKU}/copyright</text:p>
            <text:p text:style-name="P30">/usr/local/share/man/man1/${PROJECT_SKU}.1.gz</text:p>
            <text:p text:style-name="P20">" &gt;&gt; "${__directory}/SPEC_<text:span text:style-name="T20">FILES</text:span>"</text:p>
          </table:table-cell>
        </table:table-row>
      </table:table>
      <text:p text:style-name="P32"/>
      <text:h text:style-name="P42" text:outline-level="5">Optional Specs Files</text:h>
      <text:p text:style-name="P31">AutomataCI also provides other Spec’s Fragment Files for overriding specific fields in the spec file generation such as but not limited to:</text:p>
      <text:list text:style-name="L9">
        <text:list-item>
          <text:p text:style-name="P56">${_directory}/SPEC_DESCRIPTION</text:p>
        </text:list-item>
        <text:list-item>
          <text:p text:style-name="P56">${_directory}/SPEC_PREPARE</text:p>
        </text:list-item>
        <text:list-item>
          <text:p text:style-name="P56">${_directory}/SPEC_BUILD</text:p>
        </text:list-item>
        <text:list-item>
          <text:p text:style-name="P56">${_directory}/SPEC_CLEAN</text:p>
        </text:list-item>
        <text:list-item>
          <text:p text:style-name="P56">${_directory}/SPEC_CHANGELOG</text:p>
        </text:list-item>
      </text:list>
      <text:p text:style-name="P31">All specifications are available at:</text:p>
      <text:list text:style-name="L10">
        <text:list-item>
          <text:p text:style-name="P57"><text:a xlink:type="simple" xlink:href="https://rpm-software-management.github.io/rpm/manual/spec.html" text:style-name="Internet_20_link" text:visited-style-name="Visited_20_Internet_20_Link">https://rpm-software-management.github.io/rpm/manual/spec.html</text:a></text:p>
        </text:list-item>
        <text:list-item>
          <text:p text:style-name="P57"><text:a xlink:type="simple" xlink:href="https://access.redhat.com/documentation/en-us/red_hat_enterprise_linux/7/html-single/rpm_packaging_guide/index#an-example-spec-file-for-bello_working-with-spec-files" text:style-name="Internet_20_link" text:visited-style-name="Visited_20_Internet_20_Link">https://access.redhat.com/documentation/en-us/red_hat_enterprise_linux/7/html-single/rpm_packaging_guide/index#an-example-spec-file-for-bello_working-with-spec-files</text:a></text:p>
        </text:list-item>
      </text:list>
      <text:p text:style-name="P31"/>
      <text:p text:style-name="P31">If the <text:span text:style-name="T2">${_directory}/SPEC_DESCRIPTION</text:span> spec fragment file is <text:span text:style-name="T9">not provided</text:span>, AutomataCI shall automatically parse <text:span text:style-name="T20">the following data file from:</text:span> </text:p>
      <text:p text:style-name="Frame_20_contents">${PROJECT_PATH_<text:span text:style-name="T20">SOURCE</text:span>}/docs/ABSTRACTS.txt</text:p>
      <text:p text:style-name="P31"/>
      <text:p text:style-name="P31">If the <text:span text:style-name="T2">${_directory}/SPEC_CHANGELOG</text:span> file is <text:span text:style-name="T9">not provided</text:span>, AutomataCI shall automatically parse and process data from:</text:p>
      <text:p text:style-name="Frame_20_contents">${PROJECT_PATH_<text:span text:style-name="T20">SOURCE</text:span>}/changelog/data/latest</text:p>
      <text:p text:style-name="P31"/>
      <text:p text:style-name="P8"><text:span text:style-name="T20">GENTLE </text:span>REMINDER</text:p>
      <text:p text:style-name="Frame_20_contents">Likewise, stanza (e.g. <text:span text:style-name="T9">%description</text:span>) is not required. Only the content is permitted to be in the file.</text:p>
      <text:h text:style-name="P44" text:outline-level="5"><text:soft-page-break/><text:span text:style-name="T20">Overrides </text:span><text:span text:style-name="T21">Entire </text:span><text:span text:style-name="T20">Spec File </text:span><text:span text:style-name="T21">Manually</text:span></text:h>
      <text:p text:style-name="P31"><text:span text:style-name="T20">To override the entire spec file </text:span><text:span text:style-name="T21">for full manual control</text:span><text:span text:style-name="T20">, </text:span>simply create a fully compliant spec file in the content assembly function at <text:span text:style-name="T20">the following location:</text:span></text:p>
      <text:p text:style-name="Frame_20_contents">${_directory}/SPECS/${PROJECT_SKU}.spec</text:p>
      <text:p text:style-name="P31">Should AutomataCI detects the existence of such file, the generative function is skipped entirely.</text:p>
      <text:p text:style-name="P31"/>
      <text:h text:style-name="P43" text:outline-level="5">License SPDX Data</text:h>
      <text:p text:style-name="P21">RPM requires an explicit declaration of the project’s license’s SPDX ID. To ensure consistencies across all package ecosystem, AutomataCI uses <text:span text:style-name="T2">$PROJECT_LICENSE</text:span> value directly. Please change the value from there accordingly <text:span text:style-name="T20">in </text:span><text:span text:style-name="T5">CONFIG.toml</text:span><text:span text:style-name="T20"> file</text:span>. Known SPDX IDs are available at: <text:a xlink:type="simple" xlink:href="https://spdx.org/licenses/" text:style-name="Internet_20_link" text:visited-style-name="Visited_20_Internet_20_Link">https://spdx.org/licenses/</text:a>.</text:p>
      <text:p text:style-name="P21"/>
      <text:h text:style-name="Heading_20_5" text:outline-level="5">Canceling Default Built-In Definitions</text:h>
      <text:p text:style-name="Text_20_body">To ensure the packaging does not perform any alterations to the end product <text:span text:style-name="T21">or against the host OS</text:span>, AutomataCI deploys the following definitions by default to prevent <text:span text:style-name="T2">rpmbuild</text:span> from performing magical changes:</text:p>
      <text:p text:style-name="P18">$ rpmbuild \</text:p>
      <text:p text:style-name="P26"><text:tab/>--define "_topdir ${__directory}" \ # only work in workspace; not elsewhere</text:p>
      <text:p text:style-name="P26"><text:tab/>--define "debug_package %{nil}" \ # ensure not to alter any packaged product.</text:p>
      <text:p text:style-name="P26"><text:tab/>--define "__strip /bin/true" \ # ensure not to alter any packaged product.</text:p>
      <text:p text:style-name="P18"><text:tab/>--target "$__arch" \</text:p>
      <text:p text:style-name="P18"><text:tab/>-ba "$__.spec"</text:p>
      <text:p text:style-name="Text_20_body"/>
      <text:h text:style-name="P40" text:outline-level="5">Testing Package</text:h>
      <text:p text:style-name="P21">To test a built <text:span text:style-name="T2">.</text:span><text:span text:style-name="T5">rpm</text:span> package, simply use the following commands (when available):</text:p>
      <text:p text:style-name="P26">$ rpm -K <text:span text:style-name="T20">[Name].rpm</text:span></text:p>
      <text:p text:style-name="P19"><text:span text:style-name="T20">[Name].rpm</text:span>: digests O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9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6</text:page-number><text:s/><text:span text:style-name="MT1">of </text:span><text:page-count>9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7</text:page-number><text:s/><text:span text:style-name="MT1">of </text:span><text:page-count>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1DT1H34M38S</meta:editing-duration>
    <meta:editing-cycles>54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6T17:26:24.867471352</dc:date>
    <dc:creator>Kean Ho Chew</dc:creator>
    <meta:document-statistic meta:table-count="4" meta:image-count="0" meta:object-count="0" meta:page-count="9" meta:paragraph-count="139" meta:word-count="875" meta:character-count="7509" meta:non-whitespace-character-count="6783"/>
    <meta:template xlink:type="simple" xlink:actuate="onRequest" xlink:title="Official Book" xlink:href="../../templates/Book.ott" meta:date="2023-11-17T20:33:17.245827505"/>
  </office:meta>
</office:document-meta>
</file>